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b393" officeooo:paragraph-rsid="0001b393"/>
    </style:style>
    <style:style style:name="P2" style:family="paragraph" style:parent-style-name="Standard">
      <style:text-properties officeooo:rsid="0001b393" officeooo:paragraph-rsid="0001b393" fo:background-color="#ffff00"/>
    </style:style>
    <style:style style:name="P3" style:family="paragraph" style:parent-style-name="Standard">
      <style:text-properties fo:font-weight="bold" officeooo:rsid="0001b393" officeooo:paragraph-rsid="0001b393" fo:background-color="#ffff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9: ACCESO DESCONECTADO ADO.net 2.0</text:p>
      <text:p text:style-name="P1"/>
      <text:p text:style-name="P2">¿Que es ado?</text:p>
      <text:p text:style-name="P1">Tecnologia que utilizan las aplicaciones asp.net para conectarse con la BD</text:p>
      <text:p text:style-name="P1">basada en xml</text:p>
      <text:p text:style-name="P1"/>
      <text:p text:style-name="P2">Modo conectado</text:p>
      <text:p text:style-name="P1">Usuarios continuamente conectados</text:p>
      <text:p text:style-name="P1">Ventajas:</text:p>
      <text:p text:style-name="P1"><text:tab/>mas facil de mentener</text:p>
      <text:p text:style-name="P1"><text:tab/>la concurrencia se controla mas facilmente</text:p>
      <text:p text:style-name="P1"><text:tab/>mas probable tener los datos actualizados</text:p>
      <text:p text:style-name="P1">Desvenetajas:</text:p>
      <text:p text:style-name="P1"><text:tab/>conexión constante a la red necesaria</text:p>
      <text:p text:style-name="P1"><text:tab/>escabilidad limitada</text:p>
      <text:p text:style-name="P1"/>
      <text:p text:style-name="P2">Modo desconectado</text:p>
      <text:p text:style-name="P1">Los datos se modifican de forma independiente y los cambios se escriben posteriormente</text:p>
      <text:p text:style-name="P1">ventajas:</text:p>
      <text:p text:style-name="P1"><text:tab/>menor tiempo de conexión posbile, menos tiempos conexión = <text:s/>mas serivicio</text:p>
      <text:p text:style-name="P1"><text:tab/>mejora escalabilidad y rendimiento</text:p>
      <text:p text:style-name="P1">Desventajas:</text:p>
      <text:p text:style-name="P1"><text:tab/>datos no siempre actualziados</text:p>
      <text:p text:style-name="P1"><text:tab/>puedes producirse conflictos</text:p>
      <text:p text:style-name="P1"/>
      <text:p text:style-name="P1"/>
      <text:p text:style-name="P2">Objetos connection y command</text:p>
      <text:p text:style-name="P1">Connection: se utilizan para estableceras las conexiones al proceedor de datos adecuado (open)</text:p>
      <text:p text:style-name="P1">Commando: para ejecutar sentencias SQL</text:p>
      <text:p text:style-name="P1">Syste.data.Oledb/sqlc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57:58.546818884</meta:creation-date>
    <dc:date>2017-05-26T18:26:08.712407956</dc:date>
    <meta:editing-duration>PT15M3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5" meta:word-count="115" meta:character-count="849" meta:non-whitespace-character-count="749"/>
  </office:meta>
</office:document-meta>
</file>